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87cfff" draw:stroke-linejoin="miter" draw:fill="solid" draw:fill-color="#99ccff" draw:opacity="20%" fo:padding-top="0.133cm" fo:padding-bottom="0.133cm" fo:padding-left="0.258cm" fo:padding-right="0.258cm"/>
    </style:style>
    <style:style style:name="gr2" style:family="graphic" style:parent-style-name="standard">
      <style:graphic-properties draw:stroke="dash" draw:stroke-dash="Ultrafine_20_Dashed" svg:stroke-width="0.017cm" svg:stroke-color="#87cfff" draw:stroke-linejoin="miter" draw:fill="none" fo:padding-top="0.133cm" fo:padding-bottom="0.133cm" fo:padding-left="0.258cm" fo:padding-right="0.258cm"/>
    </style:style>
    <style:style style:name="gr3" style:family="graphic" style:parent-style-name="standard">
      <style:graphic-properties draw:stroke="dash" draw:stroke-dash="Ultrafine_20_Dashed" svg:stroke-width="0.017cm" svg:stroke-color="#87cfff" draw:stroke-linejoin="miter" draw:fill="solid" draw:fill-color="#ffffff" fo:padding-top="0.133cm" fo:padding-bottom="0.133cm" fo:padding-left="0.258cm" fo:padding-right="0.258cm"/>
    </style:style>
    <style:style style:name="gr4" style:family="graphic" style:parent-style-name="standard">
      <style:graphic-properties draw:stroke="solid" svg:stroke-width="0.017cm" svg:stroke-color="#87cfff" draw:stroke-linejoin="miter" draw:fill="none" fo:padding-top="0.133cm" fo:padding-bottom="0.133cm" fo:padding-left="0.258cm" fo:padding-right="0.258cm"/>
    </style:style>
    <style:style style:name="gr5" style:family="graphic" style:parent-style-name="standard">
      <style:graphic-properties draw:stroke="solid" draw:stroke-dash="Fine_20_Dashed" svg:stroke-width="0.017cm" svg:stroke-color="#000000" draw:marker-start="" draw:marker-end="Small_20_Arrow" draw:stroke-linejoin="miter" draw:fill="none" fo:padding-top="0.133cm" fo:padding-bottom="0.133cm" fo:padding-left="0.258cm" fo:padding-right="0.2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67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solid" draw:fill-color="#99ccff" draw:opacity="20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 style:text-overline-style="solid" style:text-overline-width="auto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52cm" svg:height="6.052cm" svg:x="1.027cm" svg:y="1.025cm" svg:viewBox="0 0 6053 6053" svg:d="M6053 3027c0 557-127 1030-405 1513-279 482-626 829-1108 1108-483 278-956 405-1513 405-558 0-1031-127-1514-405-482-279-829-626-1108-1108-278-483-405-956-405-1513 0-558 127-1031 405-1514 279-482 626-829 1108-1108 483-278 956-405 1514-405 557 0 1030 127 1513 405 482 279 829 626 1108 1108 278 483 405 956 405 1514z">
          <text:p/>
        </draw:path>
        <draw:path draw:style-name="gr2" draw:text-style-name="P2" draw:layer="layout" svg:width="7.619cm" svg:height="7.619cm" svg:x="0.254cm" svg:y="0.241cm" svg:viewBox="0 0 7620 7620" svg:d="M7620 3810c0 701-160 1298-510 1905-351 607-788 1044-1395 1395-607 350-1204 510-1905 510s-1297-160-1905-510c-607-351-1044-788-1394-1395-351-607-511-1204-511-1905s160-1297 511-1905c350-607 787-1044 1394-1394 608-351 1204-511 1905-511s1298 160 1905 511c607 350 1044 787 1395 1394 350 608 510 1204 510 1905z">
          <text:p/>
        </draw:path>
        <draw:path draw:style-name="gr3" draw:text-style-name="P3" draw:layer="layout" svg:width="1.528cm" svg:height="1.528cm" svg:x="3.297cm" svg:y="3.297cm" svg:viewBox="0 0 1529 1529" svg:d="M1529 764c0 141-32 261-102 383-71 122-158 209-280 280-122 70-242 102-383 102-140 0-260-32-382-102-122-71-209-158-280-280-70-122-102-242-102-383 0-140 32-260 102-382 71-122 158-209 280-280 122-70 242-102 382-102 141 0 261 32 383 102 122 71 209 158 280 280 70 122 102 242 102 382z">
          <text:p/>
        </draw:path>
        <draw:line draw:style-name="gr4" draw:text-style-name="P2" draw:layer="layout" svg:x1="7.087cm" svg:y1="4.064cm" svg:x2="7.087cm" svg:y2="7.797cm">
          <text:p/>
        </draw:line>
        <draw:line draw:style-name="gr5" draw:text-style-name="P2" draw:layer="layout" svg:x1="4.053cm" svg:y1="4.051cm" svg:x2="7.079cm" svg:y2="4.051cm">
          <text:p/>
        </draw:line>
        <draw:frame draw:style-name="gr6" draw:text-style-name="P4" draw:layer="layout" svg:width="0.667cm" svg:height="0.806cm" svg:x="5.302cm" svg:y="3.937cm">
          <draw:text-box>
            <text:p><text:span text:style-name="T1">r</text:span></text:p>
          </draw:text-box>
        </draw:frame>
        <draw:line draw:style-name="gr5" draw:text-style-name="P2" draw:layer="layout" svg:x1="7.112cm" svg:y1="4.064cm" svg:x2="7.112cm" svg:y2="5.969cm">
          <text:p/>
        </draw:line>
        <draw:frame draw:style-name="gr6" draw:text-style-name="P4" draw:layer="layout" svg:width="0.803cm" svg:height="0.806cm" svg:x="6.985cm" svg:y="4.401cm">
          <draw:text-box>
            <text:p><text:span text:style-name="T1">F</text:span></text:p>
          </draw:text-box>
        </draw:frame>
        <draw:custom-shape draw:style-name="gr7" draw:text-style-name="P5" draw:layer="layout" svg:width="0.254cm" svg:height="0.254cm" svg:x="3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3cm" svg:height="0.963cm" svg:x="3.515cm" svg:y="3.101cm">
          <draw:text-box>
            <text:p><text:s/><text:span text:style-name="T2">τ</text:span></text:p>
          </draw:text-box>
        </draw:frame>
        <draw:line draw:style-name="gr9" draw:text-style-name="P6" draw:layer="layout" svg:x1="3.937cm" svg:y1="3.937cm" svg:x2="4.191cm" svg:y2="4.191cm">
          <text:p/>
        </draw:line>
        <draw:line draw:style-name="gr9" draw:text-style-name="P6" draw:layer="layout" svg:x1="4.191cm" svg:y1="3.937cm" svg:x2="3.937cm" svg:y2="4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6T14:36:27.087451012</dc:date>
    <meta:editing-duration>PT18M40S</meta:editing-duration>
    <meta:editing-cycles>3</meta:editing-cycles>
    <meta:generator>LibreOffice/5.0.3.2$Linux_X86_64 LibreOffice_project/00m0$Build-2</meta:generator>
    <meta:document-statistic meta:object-count="12"/>
  </office:meta>
</office:document-meta>
</file>